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B000001DB44DEF9327C92574C.png" manifest:media-type="image/png"/>
  <manifest:file-entry manifest:full-path="Pictures/10000FF700002740000027401A5750D142EA1654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2f2cc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e6f4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paragraph-rsid="001e6f43" style:font-size-asian="17.5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officeooo:paragraph-rsid="001e6f43" style:font-size-asian="17.5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20pt" officeooo:paragraph-rsid="002f2ccf" style:font-size-asian="17.5pt" style:font-size-complex="20pt"/>
    </style:style>
    <style:style style:name="P6" style:family="paragraph" style:parent-style-name="Standard">
      <style:paragraph-properties fo:text-align="end" style:justify-single-word="false"/>
      <style:text-properties style:font-name="Cascadia Code" fo:font-size="22pt" officeooo:rsid="001e6f43" officeooo:paragraph-rsid="001e6f43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Cascadia Code" fo:font-size="22pt" officeooo:rsid="001e6f43" officeooo:paragraph-rsid="001e6f43" style:font-size-asian="17.5pt" style:font-size-complex="20pt"/>
    </style:style>
    <style:style style:name="P8" style:family="paragraph" style:parent-style-name="Standard">
      <style:paragraph-properties fo:text-align="end" style:justify-single-word="false"/>
      <style:text-properties style:font-name="Cascadia Code" fo:font-size="22pt" fo:letter-spacing="-0.0209in" officeooo:rsid="00305f6a" officeooo:paragraph-rsid="001e6f43" style:font-size-asian="17.5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style:font-name="Cascadia Code" fo:font-size="10pt" style:font-size-asian="10pt" style:font-size-complex="10pt"/>
    </style:style>
    <style:style style:name="T1" style:family="text">
      <style:text-properties style:font-name="Cascadia Code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scadia Code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scadia Code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Cascadia Code" fo:font-size="10pt" style:font-size-asian="10pt" style:font-size-complex="10pt"/>
    </style:style>
    <style:style style:name="T5" style:family="text">
      <style:text-properties style:font-name="Cascadia Code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783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text:anchor-type="paragraph" draw:z-index="0" draw:name="Text Frame 1" draw:style-name="gr1" draw:text-style-name="P9" svg:width="8.0024in" svg:height="0.1787in" draw:transform="rotate (-1.5707963267949) translate (0.313888888888889in 0.0833333333333333in)"><draw:text-box><text:p><text:span text:style-name="T1">Digital Sovereignty:</text:span><text:span text:style-name="T2"> </text:span><text:span text:style-name="T3">Protecting Your Crypto Assets Against Common Threats</text:span><text:span text:style-name="T4"><text:tab/></text:span><text:span text:style-name="T4"><text:tab/></text:span><text:span text:style-name="T5">McIntyre</text:span></text:p></draw:text-box></draw:frame></text:p>
      <text:p text:style-name="P5"><text:s text:c="5"/></text:p>
      <text:p text:style-name="P1"><text:s text:c="7"/></text:p>
      <text:p text:style-name="P4"/>
      <text:p text:style-name="P4"/>
      <text:p text:style-name="P3"><text:s text:c="39"/></text:p>
      <text:p text:style-name="P3"/>
      <text:p text:style-name="P3"/>
      <text:p text:style-name="P4"><text:s text:c="28"/></text:p>
      <text:p text:style-name="P4"/>
      <text:p text:style-name="P4"/>
      <text:p text:style-name="P8"/>
      <text:p text:style-name="P6"/>
      <text:p text:style-name="P7"><draw:frame draw:style-name="fr1" draw:name="Image1" text:anchor-type="char" svg:y="3.6264in" svg:width="0.2799in" svg:height="0.2799in" draw:z-index="1"><draw:image xlink:href="Pictures/10000FF700002740000027401A5750D142EA1654.svg" xlink:type="simple" xlink:show="embed" xlink:actuate="onLoad" draw:mime-type="image/svg+xml"/><draw:image xlink:href="Pictures/10000001000001DB000001DB44DEF9327C92574C.png" xlink:type="simple" xlink:show="embed" xlink:actuate="onLoad" draw:mime-type="image/png"/></draw:frame><text:s text:c="11"/></text:p>
      <text:p text:style-name="P7"/>
      <text:p text:style-name="P7"/>
      <text:p text:style-name="P7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opacity-name="Transparency_20_1"/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0.45in" fo:page-height="9.1in" style:num-format="1" style:print-orientation="portrait" fo:margin-top="0in" fo:margin-bottom="0in" fo:margin-left="0in" fo:margin-right="0in" fo:background-color="#6b5e9b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6b5e9b" draw:gradient-step-count="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6b5e9b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9:19:23.019000000</meta:creation-date>
    <dc:date>2025-04-06T12:51:49.044000000</dc:date>
    <meta:editing-duration>PT3H31M10S</meta:editing-duration>
    <meta:editing-cycles>41</meta:editing-cycles>
    <meta:generator>LibreOffice/7.4.0.3$Windows_X86_64 LibreOffice_project/f85e47c08ddd19c015c0114a68350214f7066f5a</meta:generator>
    <meta:document-statistic meta:table-count="0" meta:image-count="1" meta:object-count="0" meta:page-count="1" meta:paragraph-count="6" meta:word-count="0" meta:character-count="91" meta:non-whitespace-character-count="0"/>
  </office:meta>
</office:document-meta>
</file>